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Lijstalinea" style:family="paragraph">
      <style:paragraph-properties fo:line-height="104%"/>
    </style:style>
    <style:style style:name="T5" style:parent-style-name="Standaardalinea-lettertype" style:family="text">
      <style:text-properties style:font-name="Calibri" style:font-name-complex="Calibri"/>
    </style:style>
    <style:style style:name="T6" style:parent-style-name="Standaardalinea-lettertype" style:family="text">
      <style:text-properties style:font-name="Calibri" style:font-name-complex="Calibri" fo:background-color="#FFFFFF"/>
    </style:style>
    <style:style style:name="P7" style:parent-style-name="Lijstalinea" style:family="paragraph">
      <style:paragraph-properties fo:line-height="104%"/>
    </style:style>
    <style:style style:name="P8" style:parent-style-name="Lijstalinea" style:family="paragraph"/>
    <style:style style:name="T9" style:parent-style-name="Standaardalinea-lettertype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Hyperlink" style:family="text">
      <style:text-properties fo:font-weight="bold" style:font-weight-asian="bold" style:font-weight-complex="bold" fo:font-size="12pt" style:font-size-asian="12pt" style:font-size-complex="12pt"/>
    </style:style>
    <style:style style:name="P11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Lijstalinea" style:family="paragraph">
      <style:paragraph-properties fo:margin-left="0.7416in">
        <style:tab-stops/>
      </style:paragraph-properties>
    </style:style>
    <style:style style:name="T13" style:parent-style-name="Standaardalinea-lettertype" style:family="text">
      <style:text-properties fo:language="en" fo:country="US"/>
    </style:style>
    <style:style style:name="T14" style:parent-style-name="Hyperlink" style:family="text">
      <style:text-properties fo:language="en" fo:country="US"/>
    </style:style>
    <style:style style:name="P15" style:parent-style-name="Lijstalinea" style:family="paragraph">
      <style:paragraph-properties fo:margin-left="0.7416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6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Lijstalinea" style:family="paragraph">
      <style:paragraph-properties fo:margin-left="0.7416in">
        <style:tab-stops/>
      </style:paragraph-properties>
    </style:style>
    <style:style style:name="T18" style:parent-style-name="Standaardalinea-lettertype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P20" style:parent-style-name="Lijstalinea" style:family="paragraph">
      <style:paragraph-properties fo:margin-left="0.7416in">
        <style:tab-stops/>
      </style:paragraph-properties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Lijstalinea" style:family="paragraph">
      <style:paragraph-properties fo:margin-left="0.7416in">
        <style:tab-stops/>
      </style:paragraph-properties>
    </style:style>
    <style:style style:name="T23" style:parent-style-name="Standaardalinea-lettertype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P25" style:parent-style-name="Lijstalinea" style:family="paragraph">
      <style:paragraph-properties fo:margin-left="0.7416in">
        <style:tab-stops/>
      </style:paragraph-properties>
      <style:text-properties fo:font-weight="bold" style:font-weight-asian="bold" style:font-weight-complex="bold" fo:font-size="12pt" style:font-size-asian="12pt" style:font-size-complex="12pt" fo:language="fr" fo:country="BE"/>
    </style:style>
    <style:style style:name="P26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T27" style:parent-style-name="Standaardalinea-lettertype" style:family="text">
      <style:text-properties fo:language="en" fo:country="US"/>
    </style:style>
    <style:style style:name="T28" style:parent-style-name="Standaardalinea-lettertype" style:family="text">
      <style:text-properties style:font-name="Helvetica" style:font-name-complex="Helvetica" fo:color="#3D454C" fo:font-size="10.5pt" style:font-size-asian="10.5pt" style:font-size-complex="10.5pt" fo:background-color="#FFFFDD" fo:language="en" fo:country="US"/>
    </style:style>
    <style:style style:name="T29" style:parent-style-name="Standaardalinea-lettertype" style:family="text">
      <style:text-properties fo:language="en" fo:country="US"/>
    </style:style>
    <style:style style:name="T30" style:parent-style-name="Hyperlink" style:family="text">
      <style:text-properties fo:language="en" fo:country="US"/>
    </style:style>
    <style:style style:name="P31" style:parent-style-name="Lijstalinea" style:family="paragraph">
      <style:text-properties fo:language="en" fo:country="US"/>
    </style:style>
    <style:style style:name="P32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Standaard" style:family="paragraph">
      <style:paragraph-properties fo:margin-top="0.1111in" fo:margin-bottom="0.2222in" fo:line-height="150%" fo:margin-left="0.4916in">
        <style:tab-stops/>
      </style:paragraph-properties>
    </style:style>
    <style:style style:name="T34" style:parent-style-name="Standaardalinea-lettertype" style:family="text">
      <style:text-properties fo:language="en" fo:country="US"/>
    </style:style>
    <style:style style:name="T35" style:parent-style-name="Standaardalinea-lettertype" style:family="text">
      <style:text-properties fo:language="en" fo:country="US"/>
    </style:style>
    <style:style style:name="T36" style:parent-style-name="Standaardalinea-lettertype" style:family="text">
      <style:text-properties fo:language="en" fo:country="US"/>
    </style:style>
    <style:style style:name="T37" style:parent-style-name="Hyperlink" style:family="text">
      <style:text-properties fo:language="en" fo:country="US"/>
    </style:style>
    <style:style style:name="T38" style:parent-style-name="Standaardalinea-lettertype" style:family="text">
      <style:text-properties fo:language="en" fo:country="US"/>
    </style:style>
    <style:style style:name="P39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41" style:parent-style-name="Lijstalinea" style:family="paragraph">
      <style:text-properties fo:language="en" fo:country="US"/>
    </style:style>
    <style:style style:name="P42" style:parent-style-name="Lijstalinea" style:family="paragraph">
      <style:text-properties fo:language="en" fo:country="US"/>
    </style:style>
    <style:style style:name="P43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44" style:parent-style-name="Lijstalinea" style:family="paragraph">
      <style:text-properties fo:language="fr" fo:country="BE"/>
    </style:style>
    <style:style style:name="P45" style:parent-style-name="Lijstalinea" style:family="paragraph">
      <style:text-properties fo:language="fr" fo:country="BE"/>
    </style:style>
    <style:style style:name="P46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P47" style:parent-style-name="Lijstalinea" style:family="paragraph">
      <style:text-properties fo:language="fr" fo:country="BE"/>
    </style:style>
    <style:style style:name="P48" style:parent-style-name="Lijstalinea" style:family="paragraph">
      <style:text-properties fo:language="fr" fo:country="BE"/>
    </style:style>
    <style:style style:name="P49" style:parent-style-name="Lijstalinea" style:family="paragraph">
      <style:text-properties fo:font-weight="bold" style:font-weight-asian="bold" style:font-weight-complex="bold" fo:font-size="12pt" style:font-size-asian="12pt" style:font-size-complex="12pt"/>
    </style:style>
    <style:style style:name="T50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Gebruik van een API</text:p>
      <text:p text:style-name="Standaard"/>
      <text:h text:style-name="Kop1" text:outline-level="1">cURL</text:h>
      <text:list text:style-name="LFO1" text:continue-numbering="true">
        <text:list-item>
          <text:p text:style-name="P2">Toon al de publieke projecten.</text:p>
        </text:list-item>
      </text:list>
      <text:p text:style-name="Lijstalinea">curl<text:s/><text:a xlink:href="https://projektwerk.ucll.be/projects.xml" office:target-frame-name="_top" xlink:show="replace"><text:span text:style-name="Hyperlink">https://projektwerk.ucll.be/projects.xml</text:span></text:a><text:s/></text:p>
      <text:p text:style-name="Lijstalinea"/>
      <text:list text:style-name="LFO1" text:continue-numbering="true">
        <text:list-item>
          <text:p text:style-name="P3">Toon al de projecten waar jij toegang tot hebt.</text:p>
        </text:list-item>
      </text:list>
      <text:p text:style-name="P4">curl<text:s/><text:a xlink:href="https://projektwerk.ucll.be/projects.xml" office:target-frame-name="_top" xlink:show="replace"><text:span text:style-name="Hyperlink">https://projektwerk.ucll.be/projects.xml</text:span></text:a><text:s/>-H<text:s/><text:span text:style-name="T5">“</text:span><text:span text:style-name="T6">X-Redmine-API-Key: [API KEY]”</text:span></text:p>
      <text:p text:style-name="P7"/>
      <text:list text:style-name="LFO1" text:continue-numbering="true">
        <text:list-item>
          <text:p text:style-name="P8"><text:span text:style-name="T9">Werken met issues. Een test in<text:s/></text:span><text:a xlink:href="https://projektwerk.ucll.be/projects/speeltuin" office:target-frame-name="_top" xlink:show="replace"><text:span text:style-name="T10">https://projektwerk.ucll.be/projects/speeltuin</text:span></text:a></text:p>
        </text:list-item>
      </text:list>
      <text:list text:style-name="LFO2" text:continue-numbering="true">
        <text:list-item>
          <text:p text:style-name="P11">Maak een issue aan in het speeltuin projekt.</text:p>
        </text:list-item>
      </text:list>
      <text:p text:style-name="P12"><text:span text:style-name="T13">curl -v -H "Content-Type: application/json" -H "X-Redmine-API-Key:[API KEY] " -X POST --data-binary '{"issue":{"subject":"Gebruik van API r0795577","description":"Issue taak","assigned-to_id":2374}}'<text:s/></text:span><text:a xlink:href="https://projektwerk.ucll.be/projects/speeltuin/issues.json" office:target-frame-name="_top" xlink:show="replace"><text:span text:style-name="T14">https://projektwerk.ucll.be/projects/speeltuin/issues.json</text:span></text:a></text:p>
      <text:p text:style-name="P15"/>
      <text:list text:style-name="LFO2" text:continue-numbering="true">
        <text:list-item>
          <text:p text:style-name="P16">Pas het issue, dat je net gemaakt hebt, aan.</text:p>
        </text:list-item>
      </text:list>
      <text:p text:style-name="P17"><text:span text:style-name="T18">curl -v -H "Content-Type:application/json" -H "X-Redmine-API-Key: [API KEY]" -X PUT --data-binary '{"issue":{"subject": "aangepaste issue"}}'<text:s/></text:span><text:a xlink:href="https://projektwerk.ucll.be/issues/3031.json" office:target-frame-name="_top" xlink:show="replace"><text:span text:style-name="T19">https://projektwerk.ucll.be/issues/3031.json</text:span></text:a></text:p>
      <text:p text:style-name="P20"/>
      <text:list text:style-name="LFO2" text:continue-numbering="true">
        <text:list-item>
          <text:p text:style-name="P21">Verwijder het issue, dat je net gemaakt hebt.</text:p>
        </text:list-item>
      </text:list>
      <text:p text:style-name="P22"><text:span text:style-name="T23">curl -v -H "Content-Type:application/json" -H "X-Redmine-API-Key: [API KEY] " -X DELETE<text:s/></text:span><text:a xlink:href="https://projektwerk.ucll.be/issues/3031.json" office:target-frame-name="_top" xlink:show="replace"><text:span text:style-name="T24">https://projektwerk.ucll.be/issues/3031.json</text:span></text:a></text:p>
      <text:p text:style-name="P25"/>
      <text:list text:style-name="LFO1" text:continue-numbering="true">
        <text:list-item>
          <text:p text:style-name="P26">Maak een issue aan in je groepsproject.</text:p>
        </text:list-item>
      </text:list>
      <text:p text:style-name="Lijstalinea"><text:span text:style-name="T27">curl -v -H "Content-Type: application/json" -H "X-Redmine-API-Key: [API KEY]" -X POST --data-binary '{"issue":{"subject":"</text:span><text:span text:style-name="T28"><text:s/></text:span><text:span text:style-name="T29">Verkenningsopdracht Brick van Roekel","description":"Opdracht gebruik van een API","assigned-to_id":2374}}'<text:s/></text:span><text:a xlink:href="https://projektwerk.ucll.be/projects/soa_herfst22_sports/issues.json" office:target-frame-name="_top" xlink:show="replace"><text:span text:style-name="T30">https://projektwerk.ucll.be/projects/soa_herfst22_sports/issues.json</text:span></text:a></text:p>
      <text:p text:style-name="P31"/>
      <text:list text:style-name="LFO1" text:continue-numbering="true">
        <text:list-item>
          <text:p text:style-name="P32">Werk de status van deze taak gepast bij indien van toepassing.</text:p>
        </text:list-item>
      </text:list>
      <text:p text:style-name="P33"><text:span text:style-name="T34">curl -v -H "Content-Type:application/json" -H "X-Redmine-API-Key:<text:s/></text:span><text:span text:style-name="T35">[API KEY]</text:span><text:span text:style-name="T36">" -X PUT --data-binary '{"issue":{"Status": "Done"}}'<text:s/></text:span><text:a xlink:href="https://projektwerk.ucll.be/issues/2997.json" office:target-frame-name="_top" xlink:show="replace"><text:span text:style-name="T37">https://projektwerk.ucll.be/issues/2997.json</text:span></text:a><text:span text:style-name="T38"><text:s/></text:span></text:p>
      <text:h text:style-name="Kop1" text:outline-level="1">Swagger</text:h>
      <text:list text:style-name="LFO3" text:continue-numbering="true">
        <text:list-item>
          <text:p text:style-name="P39">CORS beschikbaar en bruikbaar door swagger-ui van de api?</text:p>
        </text:list-item>
      </text:list>
      <text:p text:style-name="Lijstalinea">curl localhost:80</text:p>
      <text:p text:style-name="Lijstalinea"/>
      <text:list text:style-name="LFO3" text:continue-numbering="true">
        <text:list-item>
          <text:p text:style-name="P40">Opvragen data</text:p>
        </text:list-item>
      </text:list>
      <text:p text:style-name="P41">curl -X GET https://petstore.swagger.io/v2/pet/findByStatus?status=available -H "accept:application/json"</text:p>
      <text:p text:style-name="P42"/>
      <text:list text:style-name="LFO3" text:continue-numbering="true">
        <text:list-item>
          <text:p text:style-name="P43">Aanmaken data (eventueel via api-sleutel)</text:p>
        </text:list-item>
      </text:list>
      <text:soft-page-break/>
      <text:p text:style-name="P44">curl -X POST https://petstore.swagger.io/v2/pet -H "accept:application/json" -H "Content-Type:application/json" --data-binary '{"id":0,"category":{"id":0,"name":"t"},"name":"t","photoUrls":[""],"tags":[{"id":0,"name":"t"}],"status":"available"}'</text:p>
      <text:p text:style-name="P45"/>
      <text:list text:style-name="LFO3" text:continue-numbering="true">
        <text:list-item>
          <text:p text:style-name="P46">Aanpassen data (eventueel via api-sleutel)</text:p>
        </text:list-item>
      </text:list>
      <text:p text:style-name="P47">curl -X PUT https://petstore.swagger.io/v2/pet -H "accept:application/json" -H "Content-Type:application/json" --data-binary '{"id":0,"name":"a"}'</text:p>
      <text:p text:style-name="P48"/>
      <text:list text:style-name="LFO3" text:continue-numbering="true">
        <text:list-item>
          <text:p text:style-name="P49">Verwijderen data (eventueel via api-sleutel)</text:p>
        </text:list-item>
      </text:list>
      <text:p text:style-name="Lijstalinea"><text:span text:style-name="T50">curl -X DELETE https://petstore.swagger.io/v2/pet/0 -H "accept:application/json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B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ick</meta:initial-creator>
    <dc:creator>Brick</dc:creator>
    <meta:creation-date>2022-10-18T18:52:00Z</meta:creation-date>
    <dc:date>2022-10-18T18:54:00Z</dc:date>
    <meta:template xlink:href="Normal.dotm" xlink:type="simple"/>
    <meta:editing-cycles>3</meta:editing-cycles>
    <meta:editing-duration>PT180S</meta:editing-duration>
    <meta:document-statistic meta:page-count="2" meta:paragraph-count="5" meta:word-count="453" meta:character-count="2944" meta:row-count="20" meta:non-whitespace-character-count="2496"/>
  </office:meta>
</office:document-meta>
</file>